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B000001D1BB3F021B62E7E4BF.png" manifest:media-type="image/png"/>
  <manifest:file-entry manifest:full-path="Pictures/10000000000000B20000006EA31F8B0F629DB2B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588cm" fo:min-width="13.418cm" fo:padding-top="0.151cm" fo:padding-bottom="0.151cm" fo:padding-left="0.276cm" fo:padding-right="0.27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947cm" svg:height="4.398cm" svg:x="6.604cm" svg:y="4.238cm">
          <draw:image xlink:href="Pictures/100000000000020B000001D1BB3F021B62E7E4BF.png" xlink:type="simple" xlink:show="embed" xlink:actuate="onLoad" loext:mime-type="image/png">
            <text:p/>
          </draw:image>
        </draw:frame>
        <draw:frame draw:style-name="gr1" draw:text-style-name="P1" draw:layer="layout" svg:width="4.709cm" svg:height="2.909cm" svg:x="13.325cm" svg:y="5.219cm">
          <draw:image xlink:href="Pictures/10000000000000B20000006EA31F8B0F629DB2BF.png" xlink:type="simple" xlink:show="embed" xlink:actuate="onLoad" loext:mime-type="image/png">
            <text:p/>
          </draw:image>
        </draw:frame>
        <draw:frame draw:style-name="gr2" draw:text-style-name="P2" draw:layer="layout" svg:width="3.302cm" svg:height="1.673cm" svg:x="7.62cm" svg:y="9.144cm">
          <draw:text-box>
            <text:p>Normal</text:p>
          </draw:text-box>
        </draw:frame>
        <draw:frame draw:style-name="gr2" draw:text-style-name="P2" draw:layer="layout" svg:width="4.318cm" svg:height="1.673cm" svg:x="13.716cm" svg:y="9.144cm">
          <draw:text-box>
            <text:p>Pneumonia</text:p>
          </draw:text-box>
        </draw:frame>
        <draw:frame draw:style-name="gr3" draw:text-style-name="P2" draw:layer="layout" svg:width="5.08cm" svg:height="1.419cm" svg:x="10.16cm" svg:y="2.645cm">
          <draw:text-box>
            <text:p>Sample images</text:p>
          </draw:text-box>
        </draw:frame>
        <draw:custom-shape draw:style-name="gr4" draw:text-style-name="P3" draw:layer="layout" svg:width="13.97cm" svg:height="8.89cm" svg:x="5.588cm" svg:y="2.0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B20000006EA31F8B0F629DB2BF.png" xlink:type="simple" xlink:show="embed" xlink:actuate="onLoad"/>
    <draw:fill-image draw:name="Bitmap_20_2" draw:display-name="Bitmap 2" xlink:href="Pictures/100000000000020B000001D1BB3F021B62E7E4B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7:56:49.697743878</meta:creation-date>
    <dc:date>2021-03-03T18:00:31.428994892</dc:date>
    <meta:editing-duration>PT3M44S</meta:editing-duration>
    <meta:editing-cycles>1</meta:editing-cycles>
    <meta:document-statistic meta:object-count="29"/>
    <meta:generator>LibreOffice/6.4.6.2$Linux_X86_64 LibreOffice_project/40$Build-2</meta:generator>
  </office:meta>
</office:document-meta>
</file>